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gg sans" svg:font-family="'gg sans', 'Noto Sans'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style:font-name="gg sans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P/Porrt = 154.51.87.208:3389 </text:span></text:p>
      <text:p text:style-name="P1"><text:span text:style-name="T1">User = steam </text:span></text:p>
      <text:p text:style-name="P1"><text:span text:style-name="T1">Pass = Gil$Ert882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gg sans" svg:font-family="'gg sans', 'Noto Sans'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15$Win32 OpenOffice.org_project/4115m2$Build-9813</meta:generator>
    <dc:date>2025-07-25T21:22:58.52</dc:date>
    <meta:document-statistic meta:table-count="0" meta:image-count="0" meta:object-count="0" meta:page-count="1" meta:paragraph-count="3" meta:word-count="9" meta:character-count="61"/>
    <dc:creator>jim w</dc:creator>
    <meta:user-defined meta:name="Info 1"/>
    <meta:user-defined meta:name="Info 2"/>
    <meta:user-defined meta:name="Info 3"/>
    <meta:user-defined meta:name="Info 4"/>
  </office:meta>
</office:document-meta>
</file>